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000000" fo:font-size="12pt" style:font-size-asian="12pt" style:font-size-complex="12pt"/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>
        <style:tab-stops/>
      </style:paragraph-properties>
      <style:text-properties style:text-underline-style="none"/>
    </style:style>
    <style:style style:name="P7" style:family="paragraph" style:parent-style-name="Standard">
      <style:paragraph-properties>
        <style:tab-stops/>
      </style:paragraph-properties>
      <style:text-properties fo:color="#000080" style:text-underline-style="solid" style:text-underline-width="auto" style:text-underline-color="font-color"/>
    </style:style>
    <style:style style:name="P8" style:family="paragraph" style:parent-style-name="Standard">
      <style:paragraph-properties fo:margin-left="5.235cm" fo:margin-right="0cm" fo:text-indent="-1.476cm" style:auto-text-indent="false">
        <style:tab-stops/>
      </style:paragraph-properties>
    </style:style>
    <style:style style:name="P9" style:family="paragraph" style:parent-style-name="Standard">
      <style:paragraph-properties fo:margin-left="5.209cm" fo:margin-right="0cm" fo:text-indent="-1.448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80" style:text-underline-style="non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underline-style="non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6.043cm" fo:margin-right="0cm" fo:text-indent="-2.228cm" style:auto-text-indent="false">
        <style:tab-stops/>
      </style:paragraph-properties>
      <style:text-properties fo:color="#000000"/>
    </style:style>
    <style:style style:name="P19" style:family="paragraph" style:parent-style-name="Standard">
      <style:paragraph-properties fo:margin-left="6.071cm" fo:margin-right="0cm" fo:text-indent="-2.284cm" style:auto-text-indent="false">
        <style:tab-stops/>
      </style:paragraph-properties>
      <style:text-properties fo:color="#000000"/>
    </style:style>
    <style:style style:name="P20" style:family="paragraph" style:parent-style-name="Standard">
      <style:text-properties fo:color="#000000"/>
    </style:style>
    <style:style style:name="P21" style:family="paragraph" style:parent-style-name="Standard">
      <style:paragraph-properties>
        <style:tab-stops/>
      </style:paragraph-properties>
      <style:text-properties fo:color="#000080" style:text-underline-style="none"/>
    </style:style>
    <style:style style:name="P22" style:family="paragraph" style:parent-style-name="Standard">
      <style:paragraph-properties>
        <style:tab-stops/>
      </style:paragraph-properties>
      <style:text-properties fo:color="#000080" style:text-underline-style="solid" style:text-underline-width="auto" style:text-underline-color="font-color"/>
    </style:style>
    <style:style style:name="P23" style:family="paragraph" style:parent-style-name="Standard">
      <style:paragraph-properties>
        <style:tab-stops/>
      </style:paragraph-properties>
      <style:text-properties style:text-underline-style="none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/>
    </style:style>
    <style:style style:name="P27" style:family="paragraph" style:parent-style-name="Standard">
      <style:paragraph-properties fo:margin-left="5.209cm" fo:margin-right="0cm" fo:text-indent="-1.448cm" style:auto-text-indent="false">
        <style:tab-stops/>
      </style:paragraph-properties>
    </style:style>
    <style:style style:name="P28" style:family="paragraph" style:parent-style-name="Standard">
      <style:paragraph-properties fo:margin-left="5.124cm" fo:margin-right="0cm" fo:text-indent="-1.281cm" style:auto-text-indent="false">
        <style:tab-stops/>
      </style:paragraph-properties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style:text-underline-style="solid" style:text-underline-width="auto" style:text-underline-color="font-color"/>
    </style:style>
    <style:style style:name="T4" style:family="text">
      <style:text-properties fo:color="#000080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000080" style:text-underline-style="none"/>
    </style:style>
    <style:style style:name="T6" style:family="text">
      <style:text-properties fo:color="#000080" style:text-underline-style="none" fo:font-weight="normal" style:font-weight-asian="normal" style:font-weight-complex="normal"/>
    </style:style>
    <style:style style:name="T7" style:family="text">
      <style:text-properties fo:color="#000080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color="#00008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0" style:family="text">
      <style:text-properties fo:color="#000000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I Specification: </text:p>
      <text:p text:style-name="P2"/>
      <text:p text:style-name="P1"><text:tab/><text:span text:style-name="T15">Execution</text:span><text:span text:style-name="T1"> APIs: </text:span></text:p>
      <text:p text:style-name="P1"><text:tab/><text:tab/></text:p>
      <text:p text:style-name="P1"><text:tab/><text:tab/>■Return_existing_arguments: </text:p>
      <text:p text:style-name="P1"><text:tab/><text:tab/><text:tab/>● Argument: algorithm_name </text:p>
      <text:p text:style-name="P1"><text:tab/><text:tab/><text:tab/>● Return: no_of_compulsory_args , <text:s/>no_of_optional_args, <text:s/>name_of_all_args</text:p>
      <text:p text:style-name="P1"><text:tab/><text:tab/><text:tab/>{ </text:p>
      <text:p text:style-name="P1"><text:tab/><text:tab/><text:tab/>“no_of_compulsory_args”:2</text:p>
      <text:p text:style-name="P1"><text:tab/><text:tab/><text:tab/>“no_of_optional_args”:3</text:p>
      <text:p text:style-name="P1"><text:tab/><text:tab/><text:tab/>“comp_args”:{</text:p>
      <text:p text:style-name="P1"><text:tab/><text:tab/><text:tab/><text:tab/><text:tab/>“input_dir_path”:”inp-dir(sequence_file_format )”</text:p>
      <text:p text:style-name="P1"><text:tab/><text:tab/><text:tab/><text:tab/><text:tab/>“no_of_combiners”:”w(Integer )”</text:p>
      <text:p text:style-name="P1"><text:tab/><text:tab/><text:tab/><text:tab/><text:tab/>}</text:p>
      <text:p text:style-name="P1"><text:tab/><text:tab/><text:tab/>“opt_args”:{</text:p>
      <text:p text:style-name="P1"><text:tab/><text:tab/><text:tab/><text:tab/><text:tab/>“no_of_reducers”:r(Integer)</text:p>
      <text:p text:style-name="P1"><text:tab/><text:tab/><text:tab/><text:tab/><text:tab/>“no_of_mapper”:m(Integer)</text:p>
      <text:p text:style-name="P1"><text:tab/><text:tab/><text:tab/><text:tab/><text:tab/>“no_of_secondary_namenode”:ns(Integer)</text:p>
      <text:p text:style-name="P1"><text:tab/><text:tab/><text:tab/><text:tab/> <text:s text:c="7"/>}</text:p>
      <text:p text:style-name="P1"><text:tab/><text:tab/><text:tab/>}</text:p>
      <text:p text:style-name="P8"><text:span text:style-name="T10">● URL:</text:span> <text:a xlink:type="simple" xlink:href="http://server/analytics/execute/return_args?algo_name=algo_name_value">http://server/analytics/execute/return_args?algo_name=algo_name_value</text:a></text:p>
      <text:p text:style-name="Standard"/>
      <text:p text:style-name="Standard"><text:tab/><text:tab/><text:span text:style-name="T10">■Execute_existing: </text:span></text:p>
      <text:p text:style-name="P18">● Argument: algorithm_name, &lt;comp_arg_1&gt;,....&lt;comp_arg_n&gt;, &lt;comp_arg_1_value&gt;,....&lt;comp_arg_n_value&gt;, &lt;opt_arg_1&gt;,....&lt;opt_arg_n&gt;, &lt;opt_arg_1_value&gt;,....&lt;opt_arg_n_value&gt;</text:p>
      <text:p text:style-name="P1"><text:tab/><text:tab/><text:tab/>● Return: job_id</text:p>
      <text:p text:style-name="Standard"><text:tab/><text:tab/><text:tab/><text:span text:style-name="T10">{ </text:span></text:p>
      <text:p text:style-name="P1"><text:tab/><text:tab/><text:tab/>“job_id”:676</text:p>
      <text:p text:style-name="P1"><text:tab/><text:tab/><text:tab/>} </text:p>
      <text:p text:style-name="P10"><text:span text:style-name="T12"><text:tab/><text:tab/><text:tab/>● URL:</text:span><text:span text:style-name="T5"> </text:span><text:a xlink:type="simple" xlink:href="http://server/analytics/execute/algo?algo_name=algoname_value"><text:span text:style-name="T3">http://server/analytics/execute/algo?algo_name=algoname_value</text:span></text:a></text:p>
      <text:p text:style-name="P10"><text:span text:style-name="T5"><text:s text:c="49"/></text:span><text:a xlink:type="simple" xlink:href="http://server/analytics/execute/algo?algo_name=algoname_value&amp;input-arg=/home/user/Down/&amp;w=3&amp;r=2"><text:span text:style-name="T3">&amp;input</text:span></text:a><text:span text:style-name="T3">-</text:span><text:a xlink:type="simple" xlink:href="http://server/analytics/execute/algo?algo_name=algoname_value&amp;input-arg=/home/user/Down/&amp;w=3&amp;r=2"><text:span text:style-name="T3">dir=/home/user/Down/&amp;w=3&amp;r=2</text:span></text:a></text:p>
      <text:p text:style-name="P11"><text:tab/><text:tab/><text:span text:style-name="T10">■Execute_new_script</text:span></text:p>
      <text:p text:style-name="P1"><text:tab/><text:tab/><text:tab/>● Argument: execution_script_location</text:p>
      <text:p text:style-name="P1"><text:tab/><text:tab/><text:tab/>● Return: (+ if successfully executed, 0 if failed) </text:p>
      <text:p text:style-name="P1"><text:tab/><text:tab/><text:tab/>{ </text:p>
      <text:p text:style-name="P1"><text:tab/><text:tab/><text:tab/>"script_name":1</text:p>
      <text:p text:style-name="P1"><text:tab/><text:tab/><text:tab/>} </text:p>
      <text:p text:style-name="P28"><text:span text:style-name="T10">●URL:</text:span><text:a xlink:type="simple" xlink:href="http://server/analytics/add/scriptframework_name=hadoop">http:</text:a><text:a xlink:type="simple" xlink:href="http://server/analytics/add/scriptframework_name=hadoop"><text:span text:style-name="T9">//server/analytics/execute/script</text:span></text:a><text:span text:style-name="T9">?execution</text:span><text:a xlink:type="simple" xlink:href="http://server/analytics/add/framework?framework_name=framework_name_value&amp;compessed_file=compressed_file_path&amp;install_script=install_script_path"><text:span text:style-name="T9">_script_location=execution_script_path</text:span></text:a><text:span text:style-name="T9"> </text:span></text:p>
      <text:p text:style-name="P12"/>
      <text:p text:style-name="Standard"><text:span text:style-name="T13"><text:tab/></text:span><text:span text:style-name="T14">Addition APIs</text:span></text:p>
      <text:p text:style-name="P3"/>
      <text:p text:style-name="P1"><text:tab/><text:tab/>■Add_new_framework</text:p>
      <text:p text:style-name="P1"><text:tab/><text:tab/><text:tab/>● Argument: framework_name, compressed_file_path, install_script_location</text:p>
      <text:p text:style-name="P1"><text:tab/><text:tab/><text:tab/>● Return: (+ if successfully added, 0 if failed) </text:p>
      <text:p text:style-name="P1"><text:tab/><text:tab/><text:tab/>{ </text:p>
      <text:p text:style-name="P1"><text:tab/><text:tab/><text:tab/>"framework":1</text:p>
      <text:p text:style-name="P1"><text:tab/><text:tab/><text:tab/>} </text:p>
      <text:p text:style-name="P9"><text:span text:style-name="T10">● URL:</text:span> <text:a xlink:type="simple" xlink:href="http://server/analytics/add/framework?framework_name=framework_name_value&amp;compessed_file=compressed_file_path&amp;install_script=install_script_path">http://server/analytics/add/framework?</text:a><text:soft-page-break/><text:a xlink:type="simple" xlink:href="http://server/analytics/add/framework?framework_name=framework_name_value&amp;compessed_file=compressed_file_path&amp;install_script=install_script_path">framework_name=framework_name_value&amp;compessed_file=compressed_file_path&amp;install_script_location=install_script_path</text:a> </text:p>
      <text:p text:style-name="P9"/>
      <text:p text:style-name="Standard"><text:tab/><text:tab/><text:span text:style-name="T10">■Add_new_algorithm</text:span></text:p>
      <text:p text:style-name="P19">● Argument: framework_name, algorithm_name, algorithm_file, no_of_algorithm_comp_args, no_of_algorithm_opt_args, &lt;comp_arg_1&gt;,....&lt;comp_arg_n&gt;, &lt;opt_arg_1&gt;,....&lt;opt_arg_n&gt;</text:p>
      <text:p text:style-name="P1"><text:tab/><text:tab/><text:tab/>● Return: (+ if successfully added, 0 if failed) </text:p>
      <text:p text:style-name="P1"><text:tab/><text:tab/><text:tab/>{ </text:p>
      <text:p text:style-name="P1"><text:tab/><text:tab/><text:tab/>"algorithm_name":&lt;algorithm_name_value&gt;</text:p>
      <text:p text:style-name="P1"><text:tab/><text:tab/><text:tab/>} </text:p>
      <text:p text:style-name="P9"><text:span text:style-name="T10">● URL: </text:span><text:a xlink:type="simple" xlink:href="http://server/analytics/add/algo?framework_name=framework_name_value&amp;algorithm_name=algorithm_name_value&amp;algorithm_file=algorithm_file_path&amp;algorithm_run=algorithm_run_value&amp;no_of_algorithm_comp_args=2&amp;no_of_algorithm_opt_args=1&amp;comp_arg_1_name(sequence_file_format)=input_dir_path(inp-dir)&amp;comp_arg_2_name(integer)=no_of_combiners(w)&amp;opt_arg_1_name(integer)=no_of_reducers(r">http://server/analytics/add/algo?framework_name=framework_name_value&amp;algorithm_name=algorithm_name_value&amp;algorithm_file=algorithm_file_path&amp;</text:a><text:a xlink:type="simple" xlink:href="http://server/analytics/add/algo?framework_name=framework_name_value&amp;algorithm_name=algorithm_name_value&amp;algorithm_file=algorithm_file_path&amp;algorithm_run=algorithm_run_value&amp;no_of_algorithm_comp_args=2&amp;no_of_algorithm_opt_args=1&amp;comp_arg_1_name(sequence_file_format)=input_dir_path(inp-dir)&amp;comp_arg_2_name(integer)=no_of_combiners(w)&amp;opt_arg_1_name(integer)=no_of_reducers(r"><text:span text:style-name="T3">algorithm_run=algorithm_run_value</text:span></text:a><text:a xlink:type="simple" xlink:href="http://server/analytics/add/algo?framework_name=framework_name_value&amp;algorithm_name=algorithm_name_value&amp;algorithm_file=algorithm_file_path&amp;algorithm_run=algorithm_run_value&amp;no_of_algorithm_comp_args=2&amp;no_of_algorithm_opt_args=1&amp;comp_arg_1_name(sequence_file_format)=input_dir_path(inp-dir)&amp;comp_arg_2_name(integer)=no_of_combiners(w)&amp;opt_arg_1_name(integer)=no_of_reducers(r">&amp;no_of_algorithm_comp_args=2&amp;no_of_algorithm_opt_args=1&amp;comp_arg_1_name(sequence_file_format)=input_dir_path(inp-dir)&amp;comp_arg_2_name(integer)=no_of_combiners(w)&amp;opt_arg_1_name(integer)=no_of_reducers(r</text:a>)</text:p>
      <text:p text:style-name="P11"/>
      <text:p text:style-name="P11"><text:tab/><text:span text:style-name="T14">List APIs</text:span></text:p>
      <text:p text:style-name="P13"/>
      <text:p text:style-name="P13"><text:tab/><text:tab/><text:span text:style-name="T19">■Framework_list</text:span></text:p>
      <text:p text:style-name="P4"><text:tab/><text:tab/><text:tab/>● Argument: N/A</text:p>
      <text:p text:style-name="P4"><text:tab/><text:tab/><text:tab/>● Return: framework</text:p>
      <text:p text:style-name="P4"><text:tab/><text:tab/><text:tab/>{ </text:p>
      <text:p text:style-name="P4"><text:tab/><text:tab/><text:tab/> 1 : “Hadoop”</text:p>
      <text:p text:style-name="P4"><text:tab/><text:tab/><text:tab/> 2 : “Mahout”</text:p>
      <text:p text:style-name="P4"><text:tab/><text:tab/><text:tab/>} </text:p>
      <text:p text:style-name="P16"><text:span text:style-name="T16"><text:tab/><text:tab/><text:tab/></text:span><text:span text:style-name="T17">● URL: </text:span><text:span text:style-name="T4">http://server/analytics/list/framework</text:span></text:p>
      <text:p text:style-name="P13"/>
      <text:p text:style-name="P11"><text:tab/><text:tab/><text:span text:style-name="T10">■Algorithm_list</text:span></text:p>
      <text:p text:style-name="P1"><text:tab/><text:tab/><text:tab/>● Argument: N/A</text:p>
      <text:p text:style-name="P1"><text:tab/><text:tab/><text:tab/>● Return: algorithm </text:p>
      <text:p text:style-name="P1"><text:tab/><text:tab/><text:tab/>{ </text:p>
      <text:p text:style-name="P1"><text:tab/><text:tab/><text:tab/> 1 : “wordcount”</text:p>
      <text:p text:style-name="P1"><text:tab/><text:tab/><text:tab/> 2 : “kmeans”</text:p>
      <text:p text:style-name="P1"><text:tab/><text:tab/><text:tab/> 3 : “KNN”</text:p>
      <text:p text:style-name="P1"><text:tab/><text:tab/><text:tab/>} </text:p>
      <text:p text:style-name="P5"><text:span text:style-name="T12"><text:tab/><text:tab/><text:tab/>● URL: </text:span><text:a xlink:type="simple" xlink:href="http://server/analytics/algorithm_list"><text:span text:style-name="T3">http://server/analytics/list/algorithm</text:span></text:a></text:p>
      <text:p text:style-name="P7"/>
      <text:p text:style-name="P6"><text:span text:style-name="T2"><text:tab/><text:tab/></text:span><text:span text:style-name="T10">■Combined_list</text:span></text:p>
      <text:p text:style-name="P1"><text:tab/><text:tab/><text:tab/>● Argument: N/A</text:p>
      <text:p text:style-name="P1"><text:tab/><text:tab/><text:tab/>● Return: framework_name, algorithm_name </text:p>
      <text:p text:style-name="P1"><text:tab/><text:tab/><text:tab/>{ </text:p>
      <text:p text:style-name="P1"><text:tab/><text:tab/><text:tab/>"hadoop":</text:p>
      <text:p text:style-name="P1"><text:tab/><text:tab/><text:tab/><text:tab/>{</text:p>
      <text:p text:style-name="P1"><text:tab/><text:tab/><text:tab/><text:tab/>1 : “wordcount”</text:p>
      <text:p text:style-name="P1"><text:tab/><text:tab/><text:tab/><text:tab/>2 : “kmeans”</text:p>
      <text:p text:style-name="P1"><text:tab/><text:tab/><text:tab/><text:tab/>}</text:p>
      <text:p text:style-name="P1"><text:tab/><text:tab/><text:tab/>“mahout”:</text:p>
      <text:p text:style-name="P1"><text:tab/><text:tab/><text:tab/><text:tab/>{</text:p>
      <text:p text:style-name="P1"><text:soft-page-break/><text:tab/><text:tab/><text:tab/><text:tab/>1 : “KNN”</text:p>
      <text:p text:style-name="P1"><text:tab/><text:tab/><text:tab/><text:tab/>}</text:p>
      <text:p text:style-name="P1"><text:tab/><text:tab/><text:tab/>} </text:p>
      <text:p text:style-name="P6"><text:span text:style-name="T10"><text:tab/><text:tab/><text:tab/>● URL: </text:span><text:span text:style-name="T3">http://server/analytics/list/combined</text:span></text:p>
      <text:p text:style-name="P7"/>
      <text:p text:style-name="P6"><text:span text:style-name="T2"><text:tab/><text:tab/></text:span><text:span text:style-name="T10">■Algorithm_list_specific_framework</text:span></text:p>
      <text:p text:style-name="P1"><text:tab/><text:tab/><text:tab/>● Argument: framework_name</text:p>
      <text:p text:style-name="P1"><text:tab/><text:tab/><text:tab/>● Return: algorithm_list </text:p>
      <text:p text:style-name="P1"><text:tab/><text:tab/><text:tab/>{ </text:p>
      <text:p text:style-name="P1"><text:tab/><text:tab/><text:tab/> 1 : “wordcount”</text:p>
      <text:p text:style-name="P1"><text:tab/><text:tab/><text:tab/> 2 : “kmeans”</text:p>
      <text:p text:style-name="P1"><text:tab/><text:tab/><text:tab/>} </text:p>
      <text:p text:style-name="P6"><text:span text:style-name="T10"><text:tab/><text:tab/><text:tab/>● URL: </text:span><text:a xlink:type="simple" xlink:href="http://server/analytics/list/framework_name=hadoop"><text:span text:style-name="T3">http://server/analytics/list/specific?framework_name=hadoop</text:span></text:a></text:p>
      <text:p text:style-name="P21"/>
      <text:p text:style-name="P6"><text:span text:style-name="T2"><text:tab/><text:tab/></text:span><text:span text:style-name="T10">■All_algorithm_file_list</text:span></text:p>
      <text:p text:style-name="P1"><text:tab/><text:tab/><text:tab/>● Argument: N/A</text:p>
      <text:p text:style-name="P1"><text:tab/><text:tab/><text:tab/>● Return: framework_name, algorithm_file_name </text:p>
      <text:p text:style-name="P1"><text:tab/><text:tab/><text:tab/>{</text:p>
      <text:p text:style-name="P1"><text:tab/><text:tab/><text:tab/>"hadoop":</text:p>
      <text:p text:style-name="P1"><text:tab/><text:tab/><text:tab/><text:tab/>{</text:p>
      <text:p text:style-name="P1"><text:tab/><text:tab/><text:tab/><text:tab/>1 : “wordcount.jar”</text:p>
      <text:p text:style-name="P1"><text:tab/><text:tab/><text:tab/><text:tab/>2 : “hadoop-examples.1.0.3.jar”</text:p>
      <text:p text:style-name="P1"><text:tab/><text:tab/><text:tab/><text:tab/>}</text:p>
      <text:p text:style-name="P1"><text:tab/><text:tab/><text:tab/>“R”:</text:p>
      <text:p text:style-name="P1"><text:tab/><text:tab/><text:tab/><text:tab/>{</text:p>
      <text:p text:style-name="P1"><text:tab/><text:tab/><text:tab/><text:tab/>1 : “KNN.R”</text:p>
      <text:p text:style-name="P1"><text:tab/><text:tab/><text:tab/><text:tab/>}</text:p>
      <text:p text:style-name="P1"><text:tab/><text:tab/><text:tab/>} </text:p>
      <text:p text:style-name="P6"><text:span text:style-name="T10"><text:tab/><text:tab/><text:tab/>● URL: </text:span><text:span text:style-name="T3">http://server/analytics/list/all_algo_list</text:span></text:p>
      <text:p text:style-name="P7"/>
      <text:p text:style-name="P6"><text:span text:style-name="T2"><text:tab/><text:tab/></text:span><text:span text:style-name="T10">■Algorithm_list_specific_framework</text:span></text:p>
      <text:p text:style-name="P1"><text:tab/><text:tab/><text:tab/>● Argument: framework_name</text:p>
      <text:p text:style-name="P1"><text:tab/><text:tab/><text:tab/>● Return: algorithm_list </text:p>
      <text:p text:style-name="P1"><text:tab/><text:tab/><text:tab/>{ </text:p>
      <text:p text:style-name="P1"><text:tab/><text:tab/><text:tab/>1 : “wordcount.jar”</text:p>
      <text:p text:style-name="P1"><text:tab/><text:tab/><text:tab/>2 : “hadoop-examples.1.0.3.jar”</text:p>
      <text:p text:style-name="P1"><text:tab/><text:tab/><text:tab/>} </text:p>
      <text:p text:style-name="P6"><text:span text:style-name="T10"><text:tab/><text:tab/><text:tab/>● URL: </text:span><text:a xlink:type="simple" xlink:href="http://server/analytics/list/framework_name=hadoop"><text:span text:style-name="T3">http://server/analytics/list/algo_files?framework_name=hadoop</text:span></text:a></text:p>
      <text:p text:style-name="P21"/>
      <text:p text:style-name="P13"><text:tab/>Job APIs</text:p>
      <text:p text:style-name="P15"/>
      <text:p text:style-name="P15"><text:tab/><text:tab/><text:span text:style-name="T16">■Job_Status: </text:span></text:p>
      <text:p text:style-name="P14"><text:tab/><text:tab/><text:tab/>● Argument: job_id </text:p>
      <text:p text:style-name="P14"><text:tab/><text:tab/><text:tab/>● Return: job_status, output_filename, output_filelocation </text:p>
      <text:p text:style-name="P14"><text:tab/><text:tab/><text:tab/>{ </text:p>
      <text:p text:style-name="P14"><text:tab/><text:tab/><text:tab/>if(job is running)</text:p>
      <text:p text:style-name="P14"><text:tab/><text:tab/><text:tab/>{</text:p>
      <text:p text:style-name="P14"><text:tab/><text:tab/><text:tab/><text:tab/>“status”: &lt;running&gt;</text:p>
      <text:p text:style-name="P14"><text:tab/><text:tab/><text:tab/>}</text:p>
      <text:p text:style-name="P14"><text:tab/><text:tab/><text:tab/>else</text:p>
      <text:p text:style-name="P14"><text:tab/><text:tab/><text:tab/>{</text:p>
      <text:p text:style-name="P14"><text:tab/><text:tab/><text:tab/><text:tab/>“output_filename”:&lt;outputfilename_value&gt;</text:p>
      <text:p text:style-name="P14"><text:soft-page-break/><text:tab/><text:tab/><text:tab/><text:tab/>“output_filelocation”:&lt;output_filelocation_path&gt;</text:p>
      <text:p text:style-name="P14"><text:tab/><text:tab/><text:tab/>}</text:p>
      <text:p text:style-name="P14"><text:tab/><text:tab/><text:tab/>}<text:tab/> </text:p>
      <text:p text:style-name="P12"><text:span text:style-name="T10"><text:tab/><text:tab/><text:tab/>● URL: </text:span><text:a xlink:type="simple" xlink:href="http://server/analytics/execute/job_status">http://server/analytics/statu</text:a><text:span text:style-name="T11">s</text:span><text:span text:style-name="T18">?job_id=676 </text:span></text:p>
      <text:p text:style-name="P15"/>
      <text:p text:style-name="P15"><text:tab/><text:span text:style-name="T1">Remove APIs </text:span></text:p>
      <text:p text:style-name="P17"><text:tab/></text:p>
      <text:p text:style-name="P17"><text:tab/><text:tab/><text:span text:style-name="T20">■Framework_remove</text:span></text:p>
      <text:p text:style-name="P4"><text:tab/><text:tab/><text:tab/>● Argument: framework_name, uninstall_script_path</text:p>
      <text:p text:style-name="P4"><text:tab/><text:tab/><text:tab/>● Return: framework_name(+ if successfully deleted, 0 if failed) </text:p>
      <text:p text:style-name="P4"><text:tab/><text:tab/><text:tab/>{ </text:p>
      <text:p text:style-name="P4"><text:tab/><text:tab/><text:tab/>"framework_name":1</text:p>
      <text:p text:style-name="P4"><text:tab/><text:tab/><text:tab/>} </text:p>
      <text:p text:style-name="P16"><text:span text:style-name="T16"><text:tab/><text:tab/><text:tab/></text:span><text:span text:style-name="T17">● URL: </text:span><text:a xlink:type="simple" xlink:href="http://server/analytics/remove/framework_name=hadoop"><text:span text:style-name="T4">http://server/analytics/remove/framework?framework_name=hadoop</text:span></text:a></text:p>
      <text:p text:style-name="P16"><text:span text:style-name="T6"><text:s text:c="49"/></text:span><text:span text:style-name="T4">&amp;uninstall_script_path=/usr/local/uninstall_hadoop.sh</text:span></text:p>
      <text:p text:style-name="P15"/>
      <text:p text:style-name="P15"><text:tab/><text:tab/><text:span text:style-name="T19">■Algorithm_remove</text:span></text:p>
      <text:p text:style-name="P4"><text:tab/><text:tab/><text:tab/>● Argument: framework_name, algorithm_name, uninstall_script_path</text:p>
      <text:p text:style-name="P4"><text:tab/><text:tab/><text:tab/>● Return: algorithm_name(+ if successfully deleted, 0 if failed) </text:p>
      <text:p text:style-name="P4"><text:tab/><text:tab/><text:tab/>{ </text:p>
      <text:p text:style-name="P4"><text:tab/><text:tab/><text:tab/>"algorithm_name":1</text:p>
      <text:p text:style-name="P4"><text:tab/><text:tab/><text:tab/>} </text:p>
      <text:p text:style-name="P16"><text:span text:style-name="T16"><text:tab/><text:tab/><text:tab/></text:span><text:span text:style-name="T17">● URL: </text:span><text:a xlink:type="simple" xlink:href="http://server/analytics/remove/framework_name=hadoop"><text:span text:style-name="T4">http://server/analytics/remove/algo?framework_name=hadoop</text:span></text:a></text:p>
      <text:p text:style-name="P16"><text:span text:style-name="T6"><text:s text:c="49"/></text:span><text:span text:style-name="T4">&amp;algorithm_name=kmeans&amp;uninstall_script_path</text:span></text:p>
      <text:p text:style-name="P15"><text:span text:style-name="T7"><text:s text:c="49"/></text:span><text:span text:style-name="T8">=/usr/local/uninstall_kmeans.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nan </meta:initial-creator>
    <meta:creation-date>2012-10-17T13:28:28</meta:creation-date>
    <dc:date>2012-11-10T16:35:03</dc:date>
    <dc:creator>Rishabh Srivastava</dc:creator>
    <meta:editing-duration>PT1H49M18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4" meta:paragraph-count="149" meta:word-count="322" meta:character-count="4580" meta:non-whitespace-character-count="3726"/>
  </office:meta>
</office:document-meta>
</file>